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04667in" svg:width="6.34in" svg:height="1.3133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1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49:01Z</meta:creation-date>
    <dc:date>2015-12-14T06:31:27Z</dc:date>
    <meta:editing-cycles>4</meta:editing-cycles>
    <meta:editing-duration>PT3S</meta:editing-duration>
    <meta:document-statistic meta:paragraph-count="0" meta:word-count="0"/>
  </office:meta>
</office:document-meta>
</file>